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04b2" officeooo:paragraph-rsid="001804b2"/>
    </style:style>
    <style:style style:name="P2" style:family="paragraph" style:parent-style-name="Standard">
      <style:paragraph-properties fo:text-align="center" style:justify-single-word="false"/>
      <style:text-properties officeooo:rsid="001804b2" officeooo:paragraph-rsid="001acbde"/>
    </style:style>
    <style:style style:name="P3" style:family="paragraph" style:parent-style-name="Standard">
      <style:paragraph-properties fo:text-align="center" style:justify-single-word="false"/>
      <style:text-properties officeooo:rsid="001804b2" officeooo:paragraph-rsid="001e0c0c"/>
    </style:style>
    <style:style style:name="P4" style:family="paragraph" style:parent-style-name="Standard">
      <style:paragraph-properties fo:text-align="justify" style:justify-single-word="false"/>
      <style:text-properties officeooo:rsid="001804b2" officeooo:paragraph-rsid="001804b2"/>
    </style:style>
    <style:style style:name="P5" style:family="paragraph" style:parent-style-name="Standard">
      <style:paragraph-properties fo:text-align="justify" style:justify-single-word="false"/>
      <style:text-properties officeooo:rsid="001804b2" officeooo:paragraph-rsid="001acbde"/>
    </style:style>
    <style:style style:name="P6" style:family="paragraph" style:parent-style-name="Standard">
      <style:paragraph-properties fo:text-align="justify" style:justify-single-word="false"/>
      <style:text-properties officeooo:rsid="001804b2" officeooo:paragraph-rsid="001e0c0c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9599e" officeooo:paragraph-rsid="0019599e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9599e" officeooo:paragraph-rsid="001acbde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9599e" officeooo:paragraph-rsid="001e0c0c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a810e" officeooo:paragraph-rsid="001a810e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1b2f85" officeooo:paragraph-rsid="001b2f85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0pt" fo:font-weight="bold" officeooo:rsid="001804b2" officeooo:paragraph-rsid="001804b2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6pt" fo:font-style="italic" officeooo:rsid="001804b2" officeooo:paragraph-rsid="001804b2" style:font-size-asian="16pt" style:font-style-asian="italic" style:font-size-complex="16pt" style:font-style-complex="italic"/>
    </style:style>
    <style:style style:name="P14" style:family="paragraph" style:parent-style-name="Standard">
      <style:paragraph-properties fo:text-align="center" style:justify-single-word="false"/>
      <style:text-properties fo:font-size="16pt" fo:font-style="italic" officeooo:rsid="001804b2" officeooo:paragraph-rsid="001acbde" style:font-size-asian="16pt" style:font-style-asian="italic" style:font-size-complex="16pt" style:font-style-complex="italic"/>
    </style:style>
    <style:style style:name="P15" style:family="paragraph" style:parent-style-name="Standard">
      <style:paragraph-properties fo:text-align="center" style:justify-single-word="false"/>
      <style:text-properties fo:font-size="16pt" fo:font-style="italic" officeooo:rsid="001804b2" officeooo:paragraph-rsid="001e0c0c" style:font-size-asian="16pt" style:font-style-asian="italic" style:font-size-complex="16pt" style:font-style-complex="italic"/>
    </style:style>
    <style:style style:name="P16" style:family="paragraph" style:parent-style-name="Standard">
      <style:paragraph-properties fo:text-align="justify" style:justify-single-word="false"/>
      <style:text-properties officeooo:rsid="0019599e" officeooo:paragraph-rsid="001804b2"/>
    </style:style>
    <style:style style:name="P17" style:family="paragraph" style:parent-style-name="Standard">
      <style:paragraph-properties fo:text-align="justify" style:justify-single-word="false"/>
      <style:text-properties officeooo:rsid="0019599e" officeooo:paragraph-rsid="001acbde"/>
    </style:style>
    <style:style style:name="P18" style:family="paragraph" style:parent-style-name="Standard">
      <style:paragraph-properties fo:text-align="justify" style:justify-single-word="false"/>
      <style:text-properties officeooo:rsid="0019599e" officeooo:paragraph-rsid="001e0c0c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1a810e" officeooo:paragraph-rsid="001a810e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1b2f85" officeooo:paragraph-rsid="001b2f85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19599e" officeooo:paragraph-rsid="001e0c0c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1a4acf" officeooo:paragraph-rsid="001a4acf" style:font-weight-asian="normal" style:font-weight-complex="normal"/>
    </style:style>
    <style:style style:name="P23" style:family="paragraph" style:parent-style-name="Standard" style:list-style-name="L1">
      <style:paragraph-properties fo:text-align="justify" style:justify-single-word="false"/>
      <style:text-properties fo:font-weight="normal" officeooo:rsid="0019599e" officeooo:paragraph-rsid="0019599e" style:font-weight-asian="normal" style:font-weight-complex="normal"/>
    </style:style>
    <style:style style:name="P24" style:family="paragraph" style:parent-style-name="Standard" style:list-style-name="L1">
      <style:paragraph-properties fo:text-align="justify" style:justify-single-word="false"/>
      <style:text-properties fo:font-weight="normal" officeooo:rsid="001a4acf" officeooo:paragraph-rsid="001a4acf" style:font-weight-asian="normal" style:font-weight-complex="normal"/>
    </style:style>
    <style:style style:name="P25" style:family="paragraph" style:parent-style-name="Standard" style:list-style-name="L2">
      <style:paragraph-properties fo:text-align="justify" style:justify-single-word="false"/>
      <style:text-properties fo:font-weight="normal" officeooo:rsid="001a810e" officeooo:paragraph-rsid="001a810e" style:font-weight-asian="normal" style:font-weight-complex="normal"/>
    </style:style>
    <style:style style:name="P26" style:family="paragraph" style:parent-style-name="Standard" style:list-style-name="L3">
      <style:paragraph-properties fo:text-align="justify" style:justify-single-word="false"/>
      <style:text-properties fo:font-weight="normal" officeooo:rsid="001b2f85" officeooo:paragraph-rsid="001b2f85" style:font-weight-asian="normal" style:font-weight-complex="normal"/>
    </style:style>
    <style:style style:name="P27" style:family="paragraph" style:parent-style-name="Standard" style:list-style-name="L4">
      <style:paragraph-properties fo:text-align="justify" style:justify-single-word="false"/>
      <style:text-properties fo:font-weight="normal" officeooo:rsid="001b2f85" officeooo:paragraph-rsid="001b2f85" style:font-weight-asian="normal" style:font-weight-complex="normal"/>
    </style:style>
    <style:style style:name="P28" style:family="paragraph" style:parent-style-name="Standard" style:list-style-name="L5">
      <style:paragraph-properties fo:text-align="justify" style:justify-single-word="false"/>
      <style:text-properties fo:font-weight="normal" officeooo:rsid="001e0c0c" officeooo:paragraph-rsid="001e0c0c" style:font-weight-asian="normal" style:font-weight-complex="normal"/>
    </style:style>
    <style:style style:name="P29" style:family="paragraph" style:parent-style-name="Standard" style:list-style-name="L1">
      <style:paragraph-properties fo:text-align="justify" style:justify-single-word="false"/>
      <style:text-properties fo:font-weight="bold" officeooo:rsid="0019599e" officeooo:paragraph-rsid="0019599e" style:font-weight-asian="bold" style:font-weight-complex="bold"/>
    </style:style>
    <style:style style:name="P30" style:family="paragraph" style:parent-style-name="Standard" style:list-style-name="L5">
      <style:paragraph-properties fo:text-align="justify" style:justify-single-word="false"/>
      <style:text-properties style:use-window-font-color="true" fo:font-weight="normal" officeooo:rsid="001e5d94" officeooo:paragraph-rsid="001e5d94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fo:font-weight="normal" officeooo:rsid="001e5d94" officeooo:paragraph-rsid="001e5d94" style:font-weight-asian="normal" style:font-weight-complex="normal"/>
    </style:style>
    <style:style style:name="P32" style:family="paragraph" style:parent-style-name="Standard" style:list-style-name="L5">
      <style:paragraph-properties fo:text-align="justify" style:justify-single-word="false"/>
      <style:text-properties style:use-window-font-color="true" fo:font-weight="normal" officeooo:rsid="001e0c0c" officeooo:paragraph-rsid="001e0c0c" style:font-weight-asian="normal" style:font-weight-complex="normal"/>
    </style:style>
    <style:style style:name="P33" style:family="paragraph" style:parent-style-name="Standard" style:list-style-name="L6">
      <style:paragraph-properties fo:text-align="justify" style:justify-single-word="false"/>
      <style:text-properties style:use-window-font-color="true" fo:font-weight="normal" officeooo:rsid="001fb547" officeooo:paragraph-rsid="001fb547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fo:font-weight="normal" officeooo:rsid="001fb547" officeooo:paragraph-rsid="001fb547" style:font-weight-asian="normal" style:font-weight-complex="normal"/>
    </style:style>
    <style:style style:name="P35" style:family="paragraph" style:parent-style-name="Standard" style:list-style-name="L7">
      <style:paragraph-properties fo:text-align="justify" style:justify-single-word="false"/>
      <style:text-properties style:use-window-font-color="true" fo:font-weight="normal" officeooo:rsid="0021886b" officeooo:paragraph-rsid="0021886b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fo:font-weight="normal" officeooo:rsid="0021886b" officeooo:paragraph-rsid="0021886b" style:font-weight-asian="normal" style:font-weight-complex="normal"/>
    </style:style>
    <style:style style:name="P37" style:family="paragraph" style:parent-style-name="Standard" style:list-style-name="L8">
      <style:paragraph-properties fo:text-align="justify" style:justify-single-word="false"/>
      <style:text-properties style:use-window-font-color="true" fo:font-weight="normal" officeooo:rsid="0023b605" officeooo:paragraph-rsid="0023b605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fo:font-weight="normal" officeooo:rsid="0023b605" officeooo:paragraph-rsid="0023b605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fo:font-weight="normal" officeooo:rsid="00258a00" officeooo:paragraph-rsid="00258a00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fo:font-weight="normal" officeooo:rsid="001fb547" officeooo:paragraph-rsid="001fb547" fo:background-color="transparent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fo:font-weight="normal" officeooo:rsid="0019599e" officeooo:paragraph-rsid="0027f6cb" fo:background-color="transparent" style:font-weight-asian="normal" style:font-weight-complex="normal"/>
    </style:style>
    <style:style style:name="P42" style:family="paragraph" style:parent-style-name="Standard" style:list-style-name="L9">
      <style:paragraph-properties fo:text-align="justify" style:justify-single-word="false"/>
      <style:text-properties style:use-window-font-color="true" fo:font-weight="normal" officeooo:rsid="0025c844" officeooo:paragraph-rsid="0025c844" fo:background-color="transparent" style:font-weight-asian="normal" style:font-weight-complex="normal"/>
    </style:style>
    <style:style style:name="P43" style:family="paragraph" style:parent-style-name="Standard" style:list-style-name="L9">
      <style:paragraph-properties fo:text-align="justify" style:justify-single-word="false"/>
      <style:text-properties style:use-window-font-color="true" fo:font-weight="normal" officeooo:rsid="0025f24c" officeooo:paragraph-rsid="0025f24c" fo:background-color="transparent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fo:font-weight="normal" officeooo:rsid="0025f24c" officeooo:paragraph-rsid="0025f24c" fo:background-color="transparent" style:font-weight-asian="normal" style:font-weight-complex="normal"/>
    </style:style>
    <style:style style:name="P45" style:family="paragraph" style:parent-style-name="Standard" style:list-style-name="L10">
      <style:paragraph-properties fo:text-align="justify" style:justify-single-word="false"/>
      <style:text-properties style:use-window-font-color="true" fo:font-weight="normal" officeooo:rsid="00270120" officeooo:paragraph-rsid="00270120" fo:background-color="transparent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fo:font-weight="normal" officeooo:rsid="00270120" officeooo:paragraph-rsid="00270120" fo:background-color="transparent" style:font-weight-asian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use-window-font-color="true" fo:font-weight="normal" officeooo:rsid="001804b2" officeooo:paragraph-rsid="00272008" fo:background-color="transparent" style:font-weight-asian="normal" style:font-weight-complex="normal"/>
    </style:style>
    <style:style style:name="P48" style:family="paragraph" style:parent-style-name="Standard" style:list-style-name="L11">
      <style:paragraph-properties fo:text-align="justify" style:justify-single-word="false"/>
      <style:text-properties style:use-window-font-color="true" fo:font-weight="normal" officeooo:rsid="0027f6cb" officeooo:paragraph-rsid="0027f6cb" fo:background-color="transparent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fo:font-weight="bold" officeooo:rsid="001b2f85" officeooo:paragraph-rsid="001fb547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use-window-font-color="true" fo:font-weight="bold" officeooo:rsid="001b2f85" officeooo:paragraph-rsid="002267ff" style:font-weight-asian="bold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use-window-font-color="true" fo:font-weight="bold" officeooo:rsid="0019599e" officeooo:paragraph-rsid="00201f9f" fo:background-color="transparent" style:font-weight-asian="bold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use-window-font-color="true" fo:font-weight="bold" officeooo:rsid="0019599e" officeooo:paragraph-rsid="0023b605" fo:background-color="transparent" style:font-weight-asian="bold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use-window-font-color="true" fo:font-weight="bold" officeooo:rsid="0019599e" officeooo:paragraph-rsid="0027f6cb" fo:background-color="transparent" style:font-weight-asian="bold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use-window-font-color="true" fo:font-weight="bold" officeooo:rsid="001b2f85" officeooo:paragraph-rsid="0025f24c" fo:background-color="transparent" style:font-weight-asian="bold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ize="16pt" fo:font-style="italic" officeooo:rsid="001804b2" officeooo:paragraph-rsid="00201f9f" style:font-size-asian="16pt" style:font-style-asian="italic" style:font-size-complex="16pt" style:font-style-complex="italic"/>
    </style:style>
    <style:style style:name="P56" style:family="paragraph" style:parent-style-name="Standard">
      <style:paragraph-properties fo:text-align="center" style:justify-single-word="false"/>
      <style:text-properties fo:font-size="16pt" fo:font-style="italic" officeooo:rsid="001804b2" officeooo:paragraph-rsid="0023b605" style:font-size-asian="16pt" style:font-style-asian="italic" style:font-size-complex="16pt" style:font-style-complex="italic"/>
    </style:style>
    <style:style style:name="P57" style:family="paragraph" style:parent-style-name="Standard">
      <style:paragraph-properties fo:text-align="center" style:justify-single-word="false"/>
      <style:text-properties officeooo:rsid="001804b2" officeooo:paragraph-rsid="00201f9f"/>
    </style:style>
    <style:style style:name="P58" style:family="paragraph" style:parent-style-name="Standard">
      <style:paragraph-properties fo:text-align="center" style:justify-single-word="false"/>
      <style:text-properties officeooo:rsid="001804b2" officeooo:paragraph-rsid="0023b605"/>
    </style:style>
    <style:style style:name="P59" style:family="paragraph" style:parent-style-name="Standard">
      <style:paragraph-properties fo:text-align="justify" style:justify-single-word="false"/>
      <style:text-properties officeooo:rsid="001804b2" officeooo:paragraph-rsid="00201f9f"/>
    </style:style>
    <style:style style:name="P60" style:family="paragraph" style:parent-style-name="Standard">
      <style:paragraph-properties fo:text-align="justify" style:justify-single-word="false"/>
      <style:text-properties officeooo:rsid="001804b2" officeooo:paragraph-rsid="0023b605"/>
    </style:style>
    <style:style style:name="P61" style:family="paragraph" style:parent-style-name="Standard">
      <style:paragraph-properties fo:text-align="justify" style:justify-single-word="false"/>
      <style:text-properties officeooo:rsid="001804b2" officeooo:paragraph-rsid="0027f6cb"/>
    </style:style>
    <style:style style:name="P62" style:family="paragraph" style:parent-style-name="Standard">
      <style:paragraph-properties fo:text-align="justify" style:justify-single-word="false"/>
      <style:text-properties officeooo:rsid="0019599e" officeooo:paragraph-rsid="00201f9f"/>
    </style:style>
    <style:style style:name="P63" style:family="paragraph" style:parent-style-name="Standard">
      <style:paragraph-properties fo:text-align="justify" style:justify-single-word="false"/>
      <style:text-properties officeooo:rsid="0019599e" officeooo:paragraph-rsid="0023b605"/>
    </style:style>
    <style:style style:name="P64" style:family="paragraph" style:parent-style-name="Standard">
      <style:paragraph-properties fo:text-align="center" style:justify-single-word="false"/>
      <style:text-properties fo:font-size="20pt" fo:font-weight="bold" officeooo:rsid="00272008" officeooo:paragraph-rsid="00272008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7f6cb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a4acf" style:font-weight-asian="normal" style:font-weight-complex="normal"/>
    </style:style>
    <style:style style:name="T5" style:family="text">
      <style:text-properties officeooo:rsid="001acbde"/>
    </style:style>
    <style:style style:name="T6" style:family="text">
      <style:text-properties officeooo:rsid="001cb3e3"/>
    </style:style>
    <style:style style:name="T7" style:family="text">
      <style:text-properties officeooo:rsid="001e0c0c"/>
    </style:style>
    <style:style style:name="T8" style:family="text">
      <style:text-properties fo:color="#ce181e"/>
    </style:style>
    <style:style style:name="T9" style:family="text">
      <style:text-properties officeooo:rsid="001e5d94"/>
    </style:style>
    <style:style style:name="T10" style:family="text">
      <style:text-properties officeooo:rsid="00201f9f"/>
    </style:style>
    <style:style style:name="T11" style:family="text">
      <style:text-properties officeooo:rsid="0023b605"/>
    </style:style>
    <style:style style:name="T12" style:family="text">
      <style:text-properties fo:color="#ed1c24"/>
    </style:style>
    <style:style style:name="T13" style:family="text">
      <style:text-properties style:use-window-font-color="true"/>
    </style:style>
    <style:style style:name="T14" style:family="text">
      <style:text-properties officeooo:rsid="0023b894"/>
    </style:style>
    <style:style style:name="T15" style:family="text">
      <style:text-properties officeooo:rsid="0025f24c"/>
    </style:style>
    <style:style style:name="T16" style:family="text">
      <style:text-properties officeooo:rsid="0027f6c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onfiguring and implementing a cloud based Machine Learning Production Model</text:p>
      <text:p text:style-name="P1"/>
      <text:p text:style-name="P13">Part 2: Automation of the Machine Learning Experiment</text:p>
      <text:p text:style-name="P1"/>
      <text:p text:style-name="P4"><text:span text:style-name="T1">Main goal </text:span><text:span text:style-name="T2">of the project</text:span>: to implement a model that will be cloud based deploy and consume as an endpoint.</text:p>
      <text:p text:style-name="P16"/>
      <text:p text:style-name="P7">Checkpoints to be considered:</text:p>
      <text:p text:style-name="P7"/>
      <text:list xml:id="list1441073560" text:style-name="L1">
        <text:list-item>
          <text:p text:style-name="P23">Create a new Automated Machine Learning run</text:p>
        </text:list-item>
        <text:list-item>
          <text:p text:style-name="P29"><text:span text:style-name="T3">Select (in case it is available) or upload the bankmarketing dataset (</text:span><text:a xlink:type="simple" xlink:href="https://automlsamplenotebookdata.blob.core.windows.net/automl-sample-notebook-data/bankmarketing_train.csv" text:style-name="Internet_20_link" text:visited-style-name="Visited_20_Internet_20_Link"><text:span text:style-name="T3">https://automlsamplenotebookdata.blob.core.windows.net/automl-sample-notebook-data/bankmarketing_train.csv</text:span></text:a><text:span text:style-name="T3">)</text:span></text:p>
        </text:list-item>
        <text:list-item>
          <text:p text:style-name="P23">Create a new Machine Learning experiment</text:p>
        </text:list-item>
        <text:list-item>
          <text:p text:style-name="P29"><text:span text:style-name="T3">Configure a new compute cluster, it is suggested to choose the “Standard DS12 V2” </text:span><text:span text:style-name="T4">type</text:span></text:p>
        </text:list-item>
        <text:list-item>
          <text:p text:style-name="P24">Adjust these specific parameters of the computer cluster:</text:p>
          <text:list>
            <text:list-item>
              <text:p text:style-name="P24">Number of minimun nodes: 1</text:p>
            </text:list-item>
            <text:list-item>
              <text:p text:style-name="P24">Run experiment as: Classification</text:p>
            </text:list-item>
            <text:list-item>
              <text:p text:style-name="P24">Check “explain best model”</text:p>
            </text:list-item>
            <text:list-item>
              <text:p text:style-name="P24">Exit criterion to 1</text:p>
            </text:list-item>
            <text:list-item>
              <text:p text:style-name="P24">Concurrency to 5</text:p>
            </text:list-item>
          </text:list>
        </text:list-item>
      </text:list>
      <text:p text:style-name="P22"/>
      <text:p text:style-name="P10">Screenshots:</text:p>
      <text:p text:style-name="P19"/>
      <text:list xml:id="list4117899505" text:style-name="L2">
        <text:list-item>
          <text:p text:style-name="P25">Available datasets:</text:p>
        </text:list-item>
      </text:list>
      <text:p text:style-name="P19"/>
      <text:p text:style-name="P19"/>
      <text:list xml:id="list211736644112471" text:continue-numbering="true" text:style-name="L2">
        <text:list-item>
          <text:p text:style-name="P25">Experiment completed:</text:p>
        </text:list-item>
      </text:list>
      <text:p text:style-name="P19"/>
      <text:p text:style-name="P19"/>
      <text:list xml:id="list211736776860103" text:continue-numbering="true" text:style-name="L2">
        <text:list-item>
          <text:p text:style-name="P25">Best model identified once the experiment is completed:</text:p>
          <text:p text:style-name="P25"/>
        </text:list-item>
      </text:list>
      <text:p text:style-name="P19"/>
      <text:p text:style-name="P14">Part <text:span text:style-name="T5">3</text:span>: <text:span text:style-name="T5">Deploy the best model</text:span></text:p>
      <text:p text:style-name="P2"/>
      <text:p text:style-name="P5"><text:span text:style-name="T1">Main goal</text:span>: <text:span text:style-name="T5">to publish via HTTP the best model identified and chose after the AutoML experiment is completed</text:span>.</text:p>
      <text:p text:style-name="P17"/>
      <text:p text:style-name="P8">Checkpoints to be considered:</text:p>
      <text:list xml:id="list3390411516" text:style-name="L3">
        <text:list-item>
          <text:p text:style-name="P26">Select the best model and click on “deploy”</text:p>
        </text:list-item>
        <text:list-item>
          <text:p text:style-name="P26">Enable authentication</text:p>
        </text:list-item>
        <text:list-item>
          <text:p text:style-name="P26">Deploy the model using Azure Container Instance (ACI)</text:p>
        </text:list-item>
        <text:list-item>
          <text:p text:style-name="P26">Whether the process is successful you may check in the “checkpoints” option the recently deployment</text:p>
        </text:list-item>
        <text:list-item>
          <text:p text:style-name="P26">Click on it and you should get details about the REST Endpoint as well as its authentication keys.</text:p>
        </text:list-item>
      </text:list>
      <text:p text:style-name="P20"><text:soft-page-break/></text:p>
      <text:p text:style-name="P20"/>
      <text:p text:style-name="P20"/>
      <text:p text:style-name="P20"/>
      <text:p text:style-name="P20"/>
      <text:p text:style-name="P11">Screenshots:</text:p>
      <text:p text:style-name="P20"/>
      <text:list xml:id="list4207057522" text:style-name="L4">
        <text:list-item>
          <text:p text:style-name="P27">Selection of the best model and click on Deploy:</text:p>
        </text:list-item>
      </text:list>
      <text:p text:style-name="P20"/>
      <text:p text:style-name="P20"/>
      <text:list xml:id="list211737314062376" text:continue-numbering="true" text:style-name="L4">
        <text:list-item>
          <text:p text:style-name="P27">Deploy on Azure Container Instance and enable authentication:</text:p>
        </text:list-item>
      </text:list>
      <text:p text:style-name="P20"/>
      <text:p text:style-name="P20"/>
      <text:list xml:id="list211736609674063" text:continue-numbering="true" text:style-name="L4">
        <text:list-item>
          <text:p text:style-name="P27">Confirmation of “success” of the process of deploy:</text:p>
        </text:list-item>
      </text:list>
      <text:p text:style-name="P20"/>
      <text:p text:style-name="P20"/>
      <text:list xml:id="list211737663347686" text:continue-numbering="true" text:style-name="L4">
        <text:list-item>
          <text:p text:style-name="P27">Checking the “Endpoint” option on ML Studio <text:span text:style-name="T6">(by default the application insights are disabled)</text:span>:</text:p>
        </text:list-item>
      </text:list>
      <text:p text:style-name="P20"/>
      <text:p text:style-name="P20"/>
      <text:list xml:id="list211735910723069" text:continue-numbering="true" text:style-name="L4">
        <text:list-item>
          <text:p text:style-name="P27">Details how to “consume” the Endpoint: (foto<text:span text:style-name="T7">s</text:span> 5 y 6)</text:p>
        </text:list-item>
      </text:list>
      <text:p text:style-name="P20"/>
      <text:p text:style-name="P15">Part <text:span text:style-name="T7">4</text:span>: <text:span text:style-name="T7">Enable application insights</text:span></text:p>
      <text:p text:style-name="P3"/>
      <text:p text:style-name="P6"><text:span text:style-name="T1">Main goal</text:span>: <text:span text:style-name="T7">Enable application insights and logging via source code (Although this process may be accomplished using the GUI).</text:span></text:p>
      <text:p text:style-name="P18"/>
      <text:p text:style-name="P9">Checkpoints to be considered:</text:p>
      <text:p text:style-name="P21"/>
      <text:list xml:id="list1128838030" text:style-name="L5">
        <text:list-item>
          <text:p text:style-name="P28">It is important to check if az, Python SDK are enabled</text:p>
        </text:list-item>
        <text:list-item>
          <text:p text:style-name="P28">Download from Azure ML Studio the JSON file that contains the information of the subscription</text:p>
        </text:list-item>
        <text:list-item>
          <text:p text:style-name="P28">Write code that enables the application insights. See <text:span text:style-name="T8">logs.py</text:span></text:p>
        </text:list-item>
        <text:list-item>
          <text:p text:style-name="P30">In order to execute logs.py you need to confirm your user’s credentials.</text:p>
        </text:list-item>
        <text:list-item>
          <text:p text:style-name="P32">Run <text:span text:style-name="T9">logs.py and whether it successfully run check if the Application insights are enabled.</text:span></text:p>
        </text:list-item>
        <text:list-item>
          <text:p text:style-name="P30">Click on the URL of the Application insights to see the results</text:p>
        </text:list-item>
      </text:list>
      <text:p text:style-name="P31"/>
      <text:p text:style-name="P49">Screenshots:</text:p>
      <text:list xml:id="list3155217519" text:style-name="L6">
        <text:list-item>
          <text:p text:style-name="P33">Download config.json</text:p>
          <text:p text:style-name="P33"/>
        </text:list-item>
        <text:list-item>
          <text:p text:style-name="P33">Execution of logs.py <text:span text:style-name="T8">(2 y 3)</text:span></text:p>
          <text:p text:style-name="P33"/>
        </text:list-item>
        <text:list-item>
          <text:p text:style-name="P33">Check the application insights URL enabled </text:p>
          <text:p text:style-name="P33"/>
        </text:list-item>
        <text:list-item>
          <text:p text:style-name="P33">App insights results <text:span text:style-name="T8">(5 y 6)</text:span></text:p>
        </text:list-item>
      </text:list>
      <text:p text:style-name="P34"><text:span text:style-name="T8"/></text:p>
      <text:p text:style-name="P34"><text:span text:style-name="T8"/></text:p>
      <text:p text:style-name="P34"><text:span text:style-name="T8"/></text:p>
      <text:p text:style-name="P34"><text:span text:style-name="T8"/></text:p>
      <text:p text:style-name="P34"><text:soft-page-break/><text:span text:style-name="T8"/></text:p>
      <text:p text:style-name="P55">Part <text:span text:style-name="T10">5</text:span>: <text:span text:style-name="T10">Swagger documentation</text:span></text:p>
      <text:p text:style-name="P57"/>
      <text:p text:style-name="P59"><text:span text:style-name="T1">Main goal</text:span>: <text:span text:style-name="T10">To test the recently deployed model using Swagger.</text:span></text:p>
      <text:p text:style-name="P62"/>
      <text:p text:style-name="P51">Checkpoints to be considered:</text:p>
      <text:p text:style-name="P40"/>
      <text:list xml:id="list3746783957" text:style-name="L7">
        <text:list-item>
          <text:p text:style-name="P35">Download the swagger.json file from the recently deployed model.</text:p>
        </text:list-item>
        <text:list-item>
          <text:p text:style-name="P35">Copy swagger.json file in the same folder of swagger.sh and serve.py</text:p>
        </text:list-item>
        <text:list-item>
          <text:p text:style-name="P35">Run swagger.sh and serve.py</text:p>
        </text:list-item>
        <text:list-item>
          <text:p text:style-name="P35">Interact with the swagger instance based in the documentation obtained from the model.</text:p>
        </text:list-item>
        <text:list-item>
          <text:p text:style-name="P35">Display the content of the API model</text:p>
        </text:list-item>
      </text:list>
      <text:p text:style-name="P36"/>
      <text:p text:style-name="P50">Screenshots:</text:p>
      <text:list xml:id="list1265132079" text:style-name="L8">
        <text:list-item>
          <text:p text:style-name="P37">Running swagger.sh</text:p>
        </text:list-item>
      </text:list>
      <text:p text:style-name="P39"><text:tab/></text:p>
      <text:list xml:id="list211737208145511" text:continue-numbering="true" text:style-name="L8">
        <text:list-item>
          <text:p text:style-name="P37">Accesing to swagger through localhost:9000</text:p>
          <text:p text:style-name="P37"/>
        </text:list-item>
        <text:list-item>
          <text:p text:style-name="P37">Running serve.py</text:p>
          <text:p text:style-name="P37"/>
        </text:list-item>
        <text:list-item>
          <text:p text:style-name="P37">Interacting with the swagger instance through the deployed model</text:p>
          <text:p text:style-name="P37"/>
        </text:list-item>
        <text:list-item>
          <text:p text:style-name="P37">Available API methods <text:span text:style-name="T12">(5 y 6) </text:span></text:p>
        </text:list-item>
      </text:list>
      <text:p text:style-name="P38"><text:span text:style-name="T13"/></text:p>
      <text:p text:style-name="P38"><text:span text:style-name="T13"/></text:p>
      <text:p text:style-name="P56">Part <text:span text:style-name="T11">6</text:span>: <text:span text:style-name="T11">Consume model endpoints</text:span></text:p>
      <text:p text:style-name="P58"/>
      <text:p text:style-name="P60"><text:span text:style-name="T1">Main goal</text:span>: <text:span text:style-name="T14">To interact with the deployed model using a source code specifically designed for the purpose.</text:span></text:p>
      <text:p text:style-name="P63"/>
      <text:p text:style-name="P52">Checkpoints to be considered:</text:p>
      <text:list xml:id="list548180085" text:style-name="L9">
        <text:list-item>
          <text:p text:style-name="P42">In the <text:span text:style-name="T12">endpoint.py</text:span> <text:span text:style-name="T15">file </text:span>update the values of scoring_uri and key obtained from the consume tab of the deployed model</text:p>
        </text:list-item>
        <text:list-item>
          <text:p text:style-name="P43">Execute the endpoint.py file</text:p>
        </text:list-item>
        <text:list-item>
          <text:p text:style-name="P43">A file called data.json should be created as a result of the interaction</text:p>
        </text:list-item>
        <text:list-item>
          <text:p text:style-name="P43">To test the performance of the endpoint run <text:span text:style-name="T12">benchmark.sh </text:span>file, do not forget to update the values of scoring_uri and key as well.</text:p>
        </text:list-item>
      </text:list>
      <text:p text:style-name="P44"/>
      <text:p text:style-name="P54">Screenshots:</text:p>
      <text:list xml:id="list1227244833" text:style-name="L10">
        <text:list-item>
          <text:p text:style-name="P45">Scoring_uri and key values obtained from the consume tab of the deployed model</text:p>
          <text:p text:style-name="P45"/>
        </text:list-item>
        <text:list-item>
          <text:p text:style-name="P45">Updating endpoint.py</text:p>
          <text:p text:style-name="P45"/>
        </text:list-item>
        <text:list-item>
          <text:p text:style-name="P45">Running endpont.py</text:p>
          <text:p text:style-name="P45"/>
        </text:list-item>
        <text:list-item>
          <text:p text:style-name="P45">Content of data.json file</text:p>
          <text:p text:style-name="P45"/>
        </text:list-item>
        <text:list-item>
          <text:p text:style-name="P45">Running benchmark.sh</text:p>
        </text:list-item>
      </text:list>
      <text:p text:style-name="P46"><text:soft-page-break/></text:p>
      <text:p text:style-name="P64">Create, publish and consume a pipeline</text:p>
      <text:p text:style-name="P47"/>
      <text:p text:style-name="P61"><text:span text:style-name="T1">Main goal </text:span><text:span text:style-name="T2">of the project</text:span>: <text:span text:style-name="T16">execute the different stages from a jupyter notebook file to implement a pipeline</text:span>.</text:p>
      <text:p text:style-name="P41"/>
      <text:p text:style-name="P53">Checkpoints to be considered:</text:p>
      <text:list xml:id="list3397728136" text:style-name="L11">
        <text:list-item>
          <text:p text:style-name="P48">Use the previous created experiment</text:p>
        </text:list-item>
        <text:list-item>
          <text:p text:style-name="P48">Upload the jupyter notebook file</text:p>
        </text:list-item>
        <text:list-item>
          <text:p text:style-name="P48">Downgrade from SDK ver 1.19 to 1.18</text:p>
        </text:list-item>
        <text:list-item>
          <text:p text:style-name="P48">Make sure config.json file is still in the same working directory</text:p>
        </text:list-item>
        <text:list-item>
          <text:p text:style-name="P48">Exexute each cell of the juputer notebook</text:p>
        </text:list-item>
        <text:list-item>
          <text:p text:style-name="P48">Verify the pipeline has been created</text:p>
        </text:list-item>
        <text:list-item>
          <text:p text:style-name="P48">Verify the pipeline is runn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6T09:51:50.340913243</meta:creation-date>
    <dc:date>2020-12-16T21:17:34.461063212</dc:date>
    <meta:editing-duration>PT1H26M9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4" meta:paragraph-count="84" meta:word-count="704" meta:character-count="4279" meta:non-whitespace-character-count="3714"/>
  </office:meta>
</office:document-meta>
</file>